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808" officeooo:paragraph-rsid="000b680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0f7f" officeooo:paragraph-rsid="000a0f7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a8ac0" officeooo:paragraph-rsid="000a8ac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b6808" officeooo:paragraph-rsid="000b680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cc8d5" officeooo:paragraph-rsid="000cc8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8ac0" officeooo:paragraph-rsid="000a8ac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a8ac0" officeooo:paragraph-rsid="000a8ac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b6808" officeooo:paragraph-rsid="000b680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cc8d5" officeooo:paragraph-rsid="000cc8d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ddac9" officeooo:paragraph-rsid="000ddac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f7f" officeooo:paragraph-rsid="000a0f7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8ac0" officeooo:paragraph-rsid="000a8ac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6808" officeooo:paragraph-rsid="000b680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c8d5" officeooo:paragraph-rsid="000cc8d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0b6808" officeooo:paragraph-rsid="000b680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0a8ac0" officeooo:paragraph-rsid="000a8ac0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text-underline-style="none" fo:font-weight="normal" officeooo:rsid="000b6808" officeooo:paragraph-rsid="000b680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ize="12pt" style:text-underline-style="solid" style:text-underline-width="auto" style:text-underline-color="font-color" fo:font-weight="bold" officeooo:rsid="000a8ac0" officeooo:paragraph-rsid="000a8ac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1" fo:font-size="12pt" style:text-underline-style="none" fo:font-weight="normal" officeooo:rsid="000a8ac0" officeooo:paragraph-rsid="000a8ac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ddac9" officeooo:paragraph-rsid="000ddac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f6c53" officeooo:paragraph-rsid="000f6c5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f6c53" officeooo:paragraph-rsid="000f6c5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6c53" officeooo:paragraph-rsid="000f6c53" style:font-size-asian="12.25pt" style:font-weight-asian="bold" style:font-size-complex="14pt" style:font-weight-complex="bold"/>
    </style:style>
    <style:style style:name="T1" style:family="text">
      <style:text-properties officeooo:rsid="000a8ac0"/>
    </style:style>
    <style:style style:name="T2" style:family="text">
      <style:text-properties style:font-name="Liberation Serif1"/>
    </style:style>
    <style:style style:name="T3" style:family="text">
      <style:text-properties officeooo:rsid="000b68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goritmo de Burbuja</text:p>
      <text:p text:style-name="P11"/>
      <text:p text:style-name="P6">Gráficas:</text:p>
      <text:p text:style-name="P2">El algoritmo <text:s/>de burbuja es un algoritmo de ordenación. Como se puede observar en las gráficas y datos es un algoritmo de orden cuadrático <text:span text:style-name="T1">(O(n²)). </text:span></text:p>
      <text:p text:style-name="P2"/>
      <text:p text:style-name="P7">Datos:</text:p>
      <text:p text:style-name="P3">Hemos ejecutado el programa con <text:s/>tamaño inicial de 1.000 hasta 30.000 a saltos de 1.000.</text:p>
      <text:p text:style-name="P3"/>
      <text:p text:style-name="P12">Algoritmo de Fibonacci</text:p>
      <text:p text:style-name="P12"/>
      <text:p text:style-name="P7">Gráficas:</text:p>
      <text:p text:style-name="P3">El algoritmo de Fibonacci es un algoritmo recursivo que se encarga de calcular el término n-ésimo de la sucesión de Fibonacci. La eficiencia de este algoritmo es exponencial (O(phi<text:span text:style-name="T2">^n)).</text:span></text:p>
      <text:p text:style-name="P3"/>
      <text:p text:style-name="P18">Datos:</text:p>
      <text:p text:style-name="P19">Hemos ejecutado el programa con tamaño inicial de 1 hasta 45 a saltos de 1.</text:p>
      <text:p text:style-name="P16"/>
      <text:p text:style-name="P12">Algoritmo de Floyd</text:p>
      <text:p text:style-name="P12"/>
      <text:p text:style-name="P7">Gráficas:</text:p>
      <text:p text:style-name="P3">El algoritmo de Floyd se encarga de encontrar el camino de peso mínimo en dos grafos dirigidos ponderados. La eficiencia de este algoritmo es <text:span text:style-name="T3">cúbica (O(n³)).</text:span></text:p>
      <text:p text:style-name="P3"/>
      <text:p text:style-name="P8">Datos:</text:p>
      <text:p text:style-name="P4">Hemos ejecutado el programa con tamaño inicial de 10.000 hasta 1.000.000 a saltos de 10.000.</text:p>
      <text:p text:style-name="P4"/>
      <text:p text:style-name="P13">Algoritmo de Hanoi</text:p>
      <text:p text:style-name="P15"/>
      <text:p text:style-name="P8">Gráficas:</text:p>
      <text:p text:style-name="P4">El algoritmo de Hanoi se encarga de la ordenación de aros siguiendo un determinado patrón y reglas. La eficiencia de este algoritmo es factorial (O(n!)).</text:p>
      <text:p text:style-name="P4"/>
      <text:p text:style-name="P8">Datos:</text:p>
      <text:p text:style-name="P4">Hemos ejecutado el programa con tamaño inicial de 1 hasta 25 a saltos de 1.</text:p>
      <text:p text:style-name="P4"/>
      <text:p text:style-name="P13">Algoritmo Heapsort</text:p>
      <text:p text:style-name="P13"/>
      <text:p text:style-name="P1">Gráficas:</text:p>
      <text:p text:style-name="P17">El algoritmo Heapsort se encarga de la ordenación de un vector. Como se puede observar en las gráficas la eficiencia de heapsort es O(nlogn).</text:p>
      <text:p text:style-name="P17"/>
      <text:p text:style-name="P1">Datos:</text:p>
      <text:p text:style-name="P17">Hemos ejecutado el programa con tamaño inicial de 10.000 hasta 1.000.000 a saltos de 10.000.</text:p>
      <text:p text:style-name="P17"/>
      <text:p text:style-name="P14">Algoritmo de Inserción</text:p>
      <text:p text:style-name="P14"/>
      <text:p text:style-name="P9">Gráficas:</text:p>
      <text:p text:style-name="P5">El algoritmo de insercion se encarga de la ordenación de un vector. Como se puede observar en las gráficas la eficiencia de insercion es cuadrática (O(n²)).</text:p>
      <text:p text:style-name="P5"><text:soft-page-break/></text:p>
      <text:p text:style-name="P10">Datos:</text:p>
      <text:p text:style-name="P20">Hemos ejecutado el programa con tamaño inicial de 1.000 hasta 30.000 a saltos de 1.000.</text:p>
      <text:p text:style-name="P20"/>
      <text:p text:style-name="P23">Algoritmo Mergesort</text:p>
      <text:p text:style-name="P23"/>
      <text:p text:style-name="P22">Gráficas:</text:p>
      <text:p text:style-name="P21">El algoritmo mergesort se encarga de la ordenación de un vector. Como se puede observar en las gráficas la eficiencia de mergesort es O(nlogn) al igual que el heapsort.</text:p>
      <text:p text:style-name="P21"/>
      <text:p text:style-name="P22">Datos:</text:p>
      <text:p text:style-name="P21">Hemos ejecutado el programa con tamaño inicial de 10.000 hasta 1.000.000 a saltos de 10.000.</text:p>
      <text:p text:style-name="P21"/>
      <text:p text:style-name="P23">Algoritmo Quicksort</text:p>
      <text:p text:style-name="P23"/>
      <text:p text:style-name="P22">Gráficas:</text:p>
      <text:p text:style-name="P21">El algoritmo quicksort se encarga de la ordenación de un vector siendo su eficiencia de orden O(nlogn).</text:p>
      <text:p text:style-name="P21"/>
      <text:p text:style-name="P22">Datos:</text:p>
      <text:p text:style-name="P21">Hemos ejecutado el programa con tamaño inicial de 10.000 hasta 1.000.000 a saltos de 10.000.</text:p>
      <text:p text:style-name="P21"/>
      <text:p text:style-name="P23">Algoritmo Selección</text:p>
      <text:p text:style-name="P23"/>
      <text:p text:style-name="P22">Gráficas:</text:p>
      <text:p text:style-name="P21">El algoritmo de selección se encarga de la ordenación de un vector. En este caso la eficiencia del algoritmo es cuadrático (O(n²)).</text:p>
      <text:p text:style-name="P21"/>
      <text:p text:style-name="P22">Datos:</text:p>
      <text:p text:style-name="P21">Hemos ejecutado el programa con tamaño inicial de 1.000 hasta 30.000 a saltos de 1.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36:50.016093333</meta:creation-date>
    <dc:date>2016-03-16T15:58:07.568750746</dc:date>
    <meta:editing-duration>PT47M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407" meta:character-count="2432" meta:non-whitespace-character-count="2075"/>
  </office:meta>
</office:document-meta>
</file>